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cm" svg:x="5cm" svg:y="6cm">
          <text:p text:style-name="P1"><text:span text:style-name="T1">Pegelmesser</text:span></text:p>
          <text:p text:style-name="P1"><text:span text:style-name="T2">(LD 2900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.4cm" svg:x="6cm" svg:y="2cm">
          <text:p text:style-name="P2">Notebook</text:p>
          <text:p text:style-name="P2"><text:span text:style-name="T3">(Fujitsu Siemens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3.4cm" svg:x2="8cm" svg:y2="6cm">
          <text:p text:style-name="P3"><text:span text:style-name="T4">RS232</text:span></text:p>
          <text:p text:style-name="P3"><text:span text:style-name="T4"/></text:p>
          <text:p text:style-name="P3"><text:span text:style-name="T4"/></text:p>
        </draw:line>
        <draw:custom-shape draw:style-name="gr2" draw:text-style-name="P2" draw:layer="layout" svg:width="4cm" svg:height="1.4cm" svg:x="15.5cm" svg:y="6.3cm">
          <text:p text:style-name="P2">Lautsprecher</text:p>
          <text:p text:style-name="P2"><text:span text:style-name="T3">(omnidirectional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cm" svg:y1="7cm" svg:x2="15.5cm" svg:y2="7cm">
          <text:p text:style-name="P2"><text:span text:style-name="T4">Signalgenerator</text:span></text:p>
          <text:p text:style-name="P2"><text:span text:style-name="T4"/></text:p>
          <text:p text:style-name="P2"><text:span text:style-name="T4"/></text:p>
        </draw:line>
        <draw:custom-shape draw:style-name="gr2" draw:text-style-name="P2" draw:layer="layout" svg:width="4cm" svg:height="1.4cm" svg:x="6cm" svg:y="10.6cm">
          <text:p text:style-name="P2">Mikrofon</text:p>
          <text:p text:style-name="P2"><text:span text:style-name="T3">(Larson Davis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cm" svg:y1="10.6cm" svg:x2="8cm" svg:y2="8cm">
          <text:p text:style-name="P2"><text:span text:style-name="T4">Messsignal</text:span></text:p>
          <text:p text:style-name="P2"><text:span text:style-name="T4"/></text:p>
          <text:p text:style-name="P2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Hörmer</meta:initial-creator>
    <meta:creation-date>2015-04-29T12:54:08.064348991</meta:creation-date>
    <dc:date>2015-05-01T13:15:29.979366413</dc:date>
    <dc:creator>Andreas Hörmer</dc:creator>
    <meta:editing-duration>PT9H1M29S</meta:editing-duration>
    <meta:editing-cycles>19</meta:editing-cycles>
    <meta:generator>LibreOffice/4.2.8.2$Linux_X86_64 LibreOffice_project/420m0$Build-2</meta:generator>
    <meta:document-statistic meta:object-count="7"/>
  </office:meta>
</office:document-meta>
</file>